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hapter 1</text:p>
      <text:p text:style-name="Standard"/>
      <text:p text:style-name="P2">modifiers</text:p>
      <text:p text:style-name="Standard">private, <text:tab/>default (package private), <text:tab/>protected, <text:tab/><text:tab/><text:tab/><text:tab/>public</text:p>
      <text:p text:style-name="Standard">same class, <text:tab/>same package, <text:tab/><text:tab/>superclass <text:s/>in a different package, <text:tab/>different package</text:p>
      <text:p text:style-name="Standard"/>
      <text:p text:style-name="P2">The equals():</text:p>
      <text:p text:style-name="Standard">reflexive: non‐null reference value x, x.equals(x) should return true.</text:p>
      <text:p text:style-name="Standard">symmetric: non‐null reference values xand y, x.equals(y) should return trueif and only if y.equals(x)returns true.</text:p>
      <text:p text:style-name="Standard">transitive: non‐null reference values x, y, and z, if x.equals(y) returns trueand y.equals(z)returns true, then x.equals(z)should return true.</text:p>
      <text:p text:style-name="Standard">consistent: non‐null reference values x and y, multiple invocations of x.equals(y) consistently return true or consistently return false, provided no information used in equals comparisons on the objects is modified.</text:p>
      <text:p text:style-name="Standard">non‐null reference value x, x.equals(null)should return false</text:p>
      <text:p text:style-name="Standard"/>
      <text:p text:style-name="P2">Inner classes</text:p>
      <text:p text:style-name="Standard"><text:tab/><text:tab/><text:tab/><text:tab/>Member inner | Local inner <text:tab/>| Anonymous inner <text:tab/>| Static nested</text:p>
      <text:p text:style-name="Standard">Access modifiers allowed<text:tab/>public,<text:tab/><text:tab/> <text:s/>none<text:tab/><text:tab/> <text:s/>none<text:tab/><text:tab/><text:tab/> <text:s/>public,<text:line-break/><text:tab/><text:tab/><text:tab/><text:tab/>protected,<text:tab/><text:tab/><text:tab/><text:tab/><text:tab/><text:tab/> <text:s/>protected,</text:p>
      <text:p text:style-name="Standard"><text:tab/><text:tab/><text:tab/><text:tab/>private, <text:tab/><text:tab/><text:tab/><text:tab/><text:tab/><text:tab/> <text:s/>private,</text:p>
      <text:p text:style-name="Standard"><text:tab/><text:tab/><text:tab/><text:tab/>default <text:tab/><text:tab/><text:tab/><text:tab/><text:tab/><text:tab/> <text:s/>default</text:p>
      <text:p text:style-name="Standard">Can extend any class and <text:tab/>Yes<text:tab/><text:tab/> <text:s/>Yes<text:tab/><text:tab/>must one interface<text:tab/> <text:s/>Yes</text:p>
      <text:p text:style-name="Standard">any interface<text:tab/><text:tab/><text:tab/><text:tab/><text:tab/><text:tab/><text:tab/>or one superclass</text:p>
      <text:p text:style-name="Standard">Can be abstract<text:tab/><text:tab/>Yes<text:tab/><text:tab/> <text:s/>Yes<text:tab/><text:tab/>N/A<text:tab/><text:tab/><text:tab/> <text:s/>Yes</text:p>
      <text:p text:style-name="Standard">Can be final <text:tab/><text:tab/><text:tab/>Yes <text:tab/><text:tab/> <text:s/>Yes <text:tab/><text:tab/>N/A<text:tab/><text:tab/><text:tab/> <text:s/>Yes</text:p>
      <text:p text:style-name="Standard">Can access instance <text:tab/><text:tab/>Yes<text:tab/><text:tab/> <text:s/>Yes<text:tab/><text:tab/>Yes<text:tab/><text:tab/><text:tab/> <text:s/>No</text:p>
      <text:p text:style-name="Standard">Can access local variables<text:tab/>No<text:tab/><text:tab/> <text:s/>Yes if final<text:tab/>Yes if they are finel<text:tab/> <text:s/>No</text:p>
      <text:p text:style-name="Standard">of enclosing class</text:p>
      <text:p text:style-name="Standard">Can declare static methods<text:tab/>No <text:tab/><text:tab/> <text:s/>No<text:tab/><text:tab/>No<text:tab/><text:tab/><text:tab/> <text:s/>Yes</text:p>
      <text:p text:style-name="Standard"/>
      <text:p text:style-name="Standard">The <text:span text:style-name="T1">instanceof </text:span>keyword compares an object to a class or interface type. It also looks at subclasses and subinterfaces. x instanceof Object returns true unless x is null. If the compiler can determine that there is no way for instanceof to return true, it will generate a compiler error.</text:p>
      <text:p text:style-name="Standard"/>
      <text:p text:style-name="P1">Chapter 2</text:p>
      <text:p text:style-name="P3"/>
      <text:p text:style-name="P3">Functional Interface<text:span text:style-name="T2"> (annotation @FunctionalInterface)</text:span></text:p>
      <text:p text:style-name="P4"/>
      <text:p text:style-name="P3">Lambda Syntax</text:p>
      <text:p text:style-name="P4">a −&gt; a.canHop()</text:p>
      <text:p text:style-name="P4">(Animal a) −&gt; { return a.canHop(); }<text:line-break/>The parentheses () can be omitted if there is exactly one input parameter and the type is not stated.</text:p>
      <text:p text:style-name="P4">Lambda expressions can access static variables, instance variables, effectively final method parameters, and effectively final local variables (same as inner classes).</text:p>
      <text:p text:style-name="P4"/>
      <text:p text:style-name="P3">Predicate<text:span text:style-name="T2"> in java.util.function</text:span></text:p>
      <text:p text:style-name="P4">public interface Predicate&lt;T&gt; {</text:p>
      <text:p text:style-name="P4"><text:s text:c="2"/>public boolean test(T t);</text:p>
      <text:p text:style-name="P4">}</text:p>
      <text:p text:style-name="P4"/>
      <text:p text:style-name="P3">Encapsulation (JavaBeans) convention</text:p>
      <text:p text:style-name="P4">private property (name), public setters (setName), public getters (getName, isName)</text:p>
      <text:p text:style-name="P4"/>
      <text:p text:style-name="P3">Is‐a Relationship<text:line-break/><text:soft-page-break/><text:span text:style-name="T2">class A, class B extends A implements C</text:span></text:p>
      <text:p text:style-name="P4">B b = new B()</text:p>
      <text:p text:style-name="P4">b Is a B, b Is a A, b Is a C</text:p>
      <text:p text:style-name="P4"/>
      <text:p text:style-name="P3">Has‐a Relationship</text:p>
      <text:p text:style-name="P4">class A, class B { A a = new A()}</text:p>
      <text:p text:style-name="P4">B Has a A</text:p>
      <text:p text:style-name="P4"/>
      <text:p text:style-name="P3">Singleton Pattern</text:p>
      <text:p text:style-name="P4">all constructors in a singleton class are marked private (this makes class implicitly marked final)</text:p>
      <text:p text:style-name="P4">private static variable often named instance</text:p>
      <text:p text:style-name="P4">public static method often named getInstance()</text:p>
      <text:p text:style-name="P4">delay creation of the singleton until the first time the getInstance()method is called - Lazy instantiation:</text:p>
      <text:p text:style-name="P4">public static A getInstance() {</text:p>
      <text:p text:style-name="P4"><text:s text:c="2"/>if(instance == null) {</text:p>
      <text:p text:style-name="P4"><text:s text:c="4"/>synchronized(A.class) {</text:p>
      <text:p text:style-name="P4"><text:s text:c="6"/>if(instance == null) {</text:p>
      <text:p text:style-name="P4"><text:s text:c="8"/>instance = new A();</text:p>
      <text:p text:style-name="P4"><text:s text:c="6"/>}</text:p>
      <text:p text:style-name="P4"><text:s text:c="4"/>}</text:p>
      <text:p text:style-name="P4"><text:s text:c="2"/>}</text:p>
      <text:p text:style-name="P4"><text:s text:c="2"/>return instance;</text:p>
      <text:p text:style-name="P4">}</text:p>
      <text:p text:style-name="P4"/>
      <text:p text:style-name="P3">Immutable Objects</text:p>
      <text:p text:style-name="P4">1. Use a constructor to set all properties of the object. </text:p>
      <text:p text:style-name="P4">2. Mark all of the instance variables private and final. </text:p>
      <text:p text:style-name="P4">3. Don’t define any setter methods. </text:p>
      <text:p text:style-name="P4">4. Don’t allow referenced mutable objects to be modified or accessed directly. </text:p>
      <text:p text:style-name="P4"><text:tab/>- make deep copy of objects in constructor and getters</text:p>
      <text:p text:style-name="P4">5. Prevent methods from being overridden. </text:p>
      <text:p text:style-name="P4"/>
      <text:p text:style-name="P1">Chapter 3</text:p>
      <text:p text:style-name="P3"/>
      <text:p text:style-name="P3">Collections <text:span text:style-name="T2"><text:s/>List, Set, Queue (and Map - not collection)</text:span></text:p>
      <text:p text:style-name="P4">List, Set, Queue - add("a") remove("a") isEmpty() size() contains("a") clear()</text:p>
      <text:p text:style-name="P4"/>
      <text:p text:style-name="P3">List <text:span text:style-name="T2">(interface) - implementations - ArrayList, LinkedList (old Vector, Stack)</text:span></text:p>
      <text:p text:style-name="P4">void add(int index, E element) <text:tab/>Adds element at index and moves the rest toward the end</text:p>
      <text:p text:style-name="P4">E get(int index) <text:tab/><text:tab/><text:tab/>Returns element at index</text:p>
      <text:p text:style-name="P4">int indexOf(Object o) <text:tab/><text:tab/>Returns first matching index or -1if not found</text:p>
      <text:p text:style-name="P4">int lastIndexOf(Object o) <text:tab/><text:tab/>Returns last matching index or -1if not found</text:p>
      <text:p text:style-name="P4">void remove(int index) <text:tab/><text:tab/>Removes element at index and moves the rest toward the front</text:p>
      <text:p text:style-name="P4">E set(int index, E e) <text:tab/><text:tab/><text:tab/>Replaces element at index and returns original</text:p>
      <text:p text:style-name="P4"/>
      <text:p text:style-name="P3">Set<text:span text:style-name="T2"> (interface) - implementations - HashSet, TreeSet</text:span></text:p>
      <text:p text:style-name="P4"/>
      <text:p text:style-name="P3">NavigableSet<text:span text:style-name="T2"> (interface) - implementation - TreeSet</text:span></text:p>
      <text:p text:style-name="P4">E lower(E e) <text:tab/>Returns greatest element that is &lt; e, or nullif no such element</text:p>
      <text:p text:style-name="P4">E floor(E e) <text:tab/>Returns greatest element that is &lt;= e, or nullif no such element</text:p>
      <text:p text:style-name="P4">E ceiling(E e) <text:tab/>Returns smallest element that is &gt;= e, or nullif no such element</text:p>
      <text:p text:style-name="P4">E higher(E e) <text:tab/>Returns smallest element that is &gt; e, or nullif no such element</text:p>
      <text:p text:style-name="P4"/>
      <text:p text:style-name="P3">Queue<text:span text:style-name="T2"> (interface) - implementations - ArrayDeque, LinkedList</text:span></text:p>
      <text:p text:style-name="P4">Method <text:s text:c="2"/><text:tab/><text:tab/>Description <text:s text:c="2"/><text:tab/><text:tab/><text:tab/><text:tab/><text:tab/><text:tab/><text:tab/><text:tab/>For queue <text:s/>For stack</text:p>
      <text:p text:style-name="P4">boolean add(E e) <text:tab/>Adds an element to the back of the queue and returns true or throws an exception Yes No</text:p>
      <text:p text:style-name="P4"><text:soft-page-break/>E element() <text:tab/><text:tab/>Returns next element or throws an exception if empty queue <text:tab/><text:tab/><text:tab/>Yes No</text:p>
      <text:p text:style-name="P4">boolean offer(E e) <text:tab/>Adds an element to the back of the queue and returns whether successful <text:tab/><text:tab/>Yes No</text:p>
      <text:p text:style-name="P4">E remove() <text:tab/><text:tab/>Removes and returns next element or throws an exception if empty queue <text:tab/>Yes No</text:p>
      <text:p text:style-name="P4">void push(E e) <text:tab/>Adds an element to the front of the queue <text:tab/><text:tab/><text:tab/><text:tab/><text:tab/><text:tab/>No Yes</text:p>
      <text:p text:style-name="P4">E poll() <text:tab/><text:tab/>Removes and returns next element or returns null if empty queue <text:tab/><text:tab/><text:tab/>Yes No</text:p>
      <text:p text:style-name="P4">E peek() <text:tab/><text:tab/>Returns next element or returns null if empty queue <text:tab/><text:tab/><text:tab/><text:tab/>Yes Yes</text:p>
      <text:p text:style-name="P4">E pop() <text:tab/><text:tab/>Removes and returns next element or throws an exception if empty queue <text:tab/>No Yes</text:p>
      <text:p text:style-name="P4"/>
      <text:p text:style-name="P3">Map<text:span text:style-name="T2"> (interface) - implementace - HashMap, TreeMap (old Hashtable)</text:span></text:p>
      <text:p text:style-name="P4">void clear() <text:tab/><text:tab/><text:tab/><text:tab/>Removes all keys and values from the map.</text:p>
      <text:p text:style-name="P4">boolean isEmpty() <text:tab/><text:tab/><text:tab/>Returns whether the map is empty.</text:p>
      <text:p text:style-name="P4">int size() <text:tab/><text:tab/><text:tab/><text:tab/>Returns the number of entries (key/value pairs) in the map.</text:p>
      <text:p text:style-name="P4">V get(Object key) <text:tab/><text:tab/><text:tab/>Returns the value mapped by key or nullif none is mapped.</text:p>
      <text:p text:style-name="P4">V put(K key, V value) <text:tab/><text:tab/>Adds or replaces key/value pair. Returns previous value or null.</text:p>
      <text:p text:style-name="P4">V remove(Object key) <text:tab/><text:tab/>Removes and returns value mapped to key. Returns null if none.</text:p>
      <text:p text:style-name="P4">boolean containsKey(Object key) <text:tab/>Returns whether key is in map.</text:p>
      <text:p text:style-name="P4">boolean containsValue(Object)<text:tab/>Returns value is in map.</text:p>
      <text:p text:style-name="P4">Set&lt;K&gt; keySet() <text:tab/><text:tab/><text:tab/>Returns set of all keys.</text:p>
      <text:p text:style-name="P4">Collection&lt;V&gt; values() <text:tab/><text:tab/>Returns Collectionof all values.</text:p>
      <text:p text:style-name="P4">putIfAbssent(K key, V value)</text:p>
      <text:p text:style-name="P4">merge(K key, V value, BiFunction)</text:p>
      <text:p text:style-name="P4"/>
      <text:p text:style-name="P4">TreeMap—no nullkeys</text:p>
      <text:p text:style-name="P4">Hashtable—no nullkeys or values</text:p>
      <text:p text:style-name="P4">TreeSet—no nullelements</text:p>
      <text:p text:style-name="P4">ArrayDeque—no nullelements</text:p>
      <text:p text:style-name="P4"/>
      <text:p text:style-name="P3">Collection methods</text:p>
      <text:p text:style-name="P4">collection.removeIf(Predicate&lt;? super E&gt; filter)</text:p>
      <text:p text:style-name="P4">collection.replaceAll(UnaryOperator&lt;E&gt; o)</text:p>
      <text:p text:style-name="P4">collection.forEach(Consumer&lt;E&gt;);</text:p>
      <text:p text:style-name="P4"/>
      <text:p text:style-name="P3">Arrays</text:p>
      <text:p text:style-name="P4">Arrays.sort({6,9,1,8});</text:p>
      <text:p text:style-name="P4">Arrays.binarySearch({1,6,8,9}, 3));-2 one less than the negated index of where value would need to be inserted</text:p>
      <text:p text:style-name="P4">List&lt;String&gt; list = Arrays.asList({"b", "c"}); <text:tab/>// returns fixed size list</text:p>
      <text:p text:style-name="P4">Collections.binarySearch(list, "a"); // -1</text:p>
      <text:p text:style-name="P4"/>
      <text:p text:style-name="P3">Autoboxing</text:p>
      <text:p text:style-name="P4">boolean<text:tab/>Boolean<text:tab/>new Boolean(true)</text:p>
      <text:p text:style-name="P4">byte <text:s text:c="2"/><text:tab/><text:tab/>Byte <text:s text:c="2"/><text:tab/><text:tab/>new Byte((byte) 1)</text:p>
      <text:p text:style-name="P4">short <text:s text:c="2"/><text:tab/><text:tab/>Short <text:s text:c="2"/><text:tab/><text:tab/>new Short((short) 1)</text:p>
      <text:p text:style-name="P4">int <text:s text:c="2"/><text:tab/><text:tab/>Integer <text:s text:c="2"/><text:tab/>new Integer(1) </text:p>
      <text:p text:style-name="P4">long <text:tab/><text:tab/>Long <text:tab/><text:tab/>new Long(1)</text:p>
      <text:p text:style-name="P4">float <text:tab/><text:tab/>Float <text:tab/><text:tab/>new Float(1.0)</text:p>
      <text:p text:style-name="P4">double <text:tab/>Double <text:tab/>new Double(1.0)</text:p>
      <text:p text:style-name="P4">char <text:tab/><text:tab/>Character <text:tab/>new Character('c')</text:p>
      <text:p text:style-name="P4"/>
      <text:p text:style-name="P3">Generic bounds</text:p>
      <text:p text:style-name="P4">Unbounded wildcard <text:tab/><text:tab/><text:tab/>? <text:tab/><text:tab/><text:tab/>List&lt;?&gt; list;</text:p>
      <text:p text:style-name="P4">Wildcard with an upper bound<text:tab/>? extends type <text:tab/>List&lt;? extends Exception&gt; list</text:p>
      <text:p text:style-name="P4">Wildcard with a lower bound <text:tab/>? super type <text:tab/><text:tab/>List&lt;? super Exception&gt; list</text:p>
      <text:p text:style-name="P4"/>
      <text:p text:style-name="P3">Comparable <text:span text:style-name="T2">java.lang</text:span></text:p>
      <text:p text:style-name="P4">public interface Comparable&lt;T&gt; { </text:p>
      <text:p text:style-name="P4"><text:s text:c="4"/>public int compareTo(T o); </text:p>
      <text:p text:style-name="P4"><text:soft-page-break/>} </text:p>
      <text:p text:style-name="P4"/>
      <text:p text:style-name="P3">Comparator<text:span text:style-name="T2"> java.util</text:span></text:p>
      <text:p text:style-name="P4">Comparator&lt;T&gt;</text:p>
      <text:p text:style-name="P4">compare(T o1, T o2)</text:p>
      <text:p text:style-name="P4">examples:</text:p>
      <text:p text:style-name="P4">Collections.sort(collection, comparator)</text:p>
      <text:p text:style-name="P4">Collections.binarySearch(collection, element, comparator)</text:p>
      <text:p text:style-name="P4">new TreeSet&lt;&gt;(new Comparator&lt;T&gt;() {implementation})</text:p>
      <text:p text:style-name="P4"/>
      <text:p text:style-name="P3">:: operator</text:p>
      <text:p text:style-name="P4">Static methods </text:p>
      <text:p text:style-name="P4">Instance methods on a particular instance </text:p>
      <text:p text:style-name="P4">Instance methods on an instance to be determined at runtime </text:p>
      <text:p text:style-name="P4">Constructors </text:p>
      <text:p text:style-name="P4"/>
      <text:p text:style-name="P1">Chapter 4</text:p>
      <text:p text:style-name="P3"/>
      <text:p text:style-name="P3">Built-In Functional Interfaces</text:p>
      <text:p text:style-name="P4">Functional Interfaces <text:tab/><text:tab/># Parameters <text:tab/>Return Type <text:tab/>Single Abstract Method</text:p>
      <text:p text:style-name="P4">Supplier&lt;T&gt; <text:tab/><text:tab/><text:tab/>0 <text:tab/><text:tab/>T <text:tab/><text:tab/>get</text:p>
      <text:p text:style-name="P4">Consumer&lt;T&gt; <text:tab/><text:tab/>1 (T) <text:tab/><text:tab/>void <text:tab/><text:tab/>accept</text:p>
      <text:p text:style-name="P4">BiConsumer&lt;T, U&gt; <text:tab/><text:tab/>2 (T, U) <text:tab/>void <text:tab/><text:tab/>accept</text:p>
      <text:p text:style-name="P4">Predicate&lt;T&gt; <text:tab/><text:tab/><text:tab/>1 (T) <text:tab/><text:tab/>boolean <text:tab/>test</text:p>
      <text:p text:style-name="P4">BiPredicate&lt;T, U&gt; <text:tab/><text:tab/>2 (T, U) <text:tab/>boolean <text:tab/>test</text:p>
      <text:p text:style-name="P4">Function&lt;T, R&gt; <text:tab/><text:tab/>1 (T) <text:tab/><text:tab/>R <text:tab/><text:tab/>apply</text:p>
      <text:p text:style-name="P4">BiFunction&lt;T, U, R&gt; <text:tab/><text:tab/>2 (T, U) <text:tab/>R <text:tab/><text:tab/>apply</text:p>
      <text:p text:style-name="P4">UnaryOperator&lt;T&gt; <text:tab/><text:tab/>1 (T) <text:tab/><text:tab/>T <text:tab/><text:tab/>apply</text:p>
      <text:p text:style-name="P4">BinaryOperator&lt;T&gt; <text:tab/><text:tab/>2 (T, T) <text:tab/>T <text:tab/><text:tab/>apply</text:p>
      <text:p text:style-name="P4"/>
      <text:p text:style-name="P3">Optional&lt;T&gt;</text:p>
      <text:p text:style-name="P4">Instance Method <text:tab/><text:tab/>When OptionalIs Empty <text:tab/><text:tab/><text:tab/>When Optional Contains a Value</text:p>
      <text:p text:style-name="P4">get() <text:tab/><text:tab/><text:tab/><text:tab/>Throws an exception <text:tab/><text:tab/><text:tab/><text:tab/><text:tab/>Returns value</text:p>
      <text:p text:style-name="P4">ifPresent(Consumer c) <text:tab/>Does nothing <text:tab/><text:tab/><text:tab/><text:tab/><text:tab/><text:tab/>Calls Consumer c with value</text:p>
      <text:p text:style-name="P4">isPresent() <text:tab/><text:tab/><text:tab/>Returns false <text:tab/><text:tab/><text:tab/><text:tab/><text:tab/><text:tab/>Returns true</text:p>
      <text:p text:style-name="P4">orElse(T other) <text:tab/><text:tab/>Returns other parameter <text:tab/><text:tab/><text:tab/><text:tab/>Returns value</text:p>
      <text:p text:style-name="P4">orElseGet(Supplier s) <text:tab/>Returns result of calling Supplier <text:tab/><text:tab/><text:tab/>Returns value</text:p>
      <text:p text:style-name="P4">orElseThrow(Supplier s) <text:tab/>Throws exception created by calling Supplier <text:tab/>Returns value</text:p>
      <text:p text:style-name="P4"/>
      <text:p text:style-name="P3">Optional for primitives</text:p>
      <text:p text:style-name="P4"><text:tab/><text:tab/><text:tab/><text:tab/>OptionalDouble <text:tab/>OptionalInt <text:tab/><text:tab/>OptionalLong</text:p>
      <text:p text:style-name="P4">Getting as a primitive<text:tab/><text:tab/>getAsDouble() <text:tab/>getAsInt() <text:tab/><text:tab/>getAsLong()</text:p>
      <text:p text:style-name="P4">orElseGet() parameter type<text:tab/>DoubleSupplier <text:tab/>IntSupplier <text:tab/><text:tab/>LongSupplier</text:p>
      <text:p text:style-name="P4">Return type of max() <text:tab/><text:tab/>OptionalDouble <text:tab/>OptionalInt <text:tab/><text:tab/>OptionalLong</text:p>
      <text:p text:style-name="P4">Return type of sum() <text:tab/><text:tab/>double <text:tab/><text:tab/>int <text:tab/><text:tab/><text:tab/>long</text:p>
      <text:p text:style-name="P4">Return type of avg() <text:tab/><text:tab/>OptionalDouble <text:tab/>OptionalDouble <text:tab/>OptionalDouble</text:p>
      <text:p text:style-name="P4"/>
      <text:p text:style-name="P4">Static Method</text:p>
      <text:p text:style-name="P4">Optional.empty()</text:p>
      <text:p text:style-name="P4">Optional.of(value)</text:p>
      <text:p text:style-name="P4"/>
      <text:p text:style-name="P3">Streams</text:p>
      <text:p text:style-name="P4">Scenario <text:tab/><text:tab/><text:tab/><text:tab/><text:tab/>For Intermediate Operations? <text:tab/>For Terminal Operations?</text:p>
      <text:p text:style-name="P4">Required part of a useful pipeline? <text:tab/><text:tab/>No <text:tab/><text:tab/><text:tab/><text:tab/><text:tab/>Yes</text:p>
      <text:p text:style-name="P4">Can exist multiple times in a pipeline? <text:tab/>Yes <text:tab/><text:tab/><text:tab/><text:tab/><text:tab/>No</text:p>
      <text:p text:style-name="P4">Return type is a stream type? <text:tab/><text:tab/>Yes <text:tab/><text:tab/><text:tab/><text:tab/><text:tab/>No</text:p>
      <text:p text:style-name="P4"><text:soft-page-break/>Executed upon method call? <text:tab/><text:tab/><text:tab/>No <text:tab/><text:tab/><text:tab/><text:tab/><text:tab/>Yes</text:p>
      <text:p text:style-name="P4">Stream valid after call? <text:tab/><text:tab/><text:tab/>Yes <text:tab/><text:tab/><text:tab/><text:tab/><text:tab/>No</text:p>
      <text:p text:style-name="P4"/>
      <text:p text:style-name="P3">Terminal operations</text:p>
      <text:p text:style-name="P4">Method <text:tab/><text:tab/><text:tab/><text:tab/>What Happens for Infinite Streams <text:tab/>Return <text:tab/>Value Reduction</text:p>
      <text:p text:style-name="P4">allMatch()/anyMatch()/noneMatch() Sometimes terminates <text:tab/><text:tab/>boolean <text:tab/>No</text:p>
      <text:p text:style-name="P4">collect() <text:tab/><text:tab/><text:tab/><text:tab/>Does not terminate <text:tab/><text:tab/><text:tab/>Varies <text:tab/><text:tab/>Yes</text:p>
      <text:p text:style-name="P4">count() <text:tab/><text:tab/><text:tab/><text:tab/>Does not terminate <text:tab/><text:tab/><text:tab/>long <text:tab/><text:tab/>Yes</text:p>
      <text:p text:style-name="P4">findAny()/findFirst()<text:tab/><text:tab/><text:tab/>Terminates <text:tab/><text:tab/><text:tab/><text:tab/>Optional&lt;T&gt; <text:tab/>No</text:p>
      <text:p text:style-name="P4">forEach() <text:tab/><text:tab/><text:tab/><text:tab/>Does not terminate <text:tab/><text:tab/><text:tab/>void <text:tab/><text:tab/>No</text:p>
      <text:p text:style-name="P4">min()/max() <text:tab/><text:tab/><text:tab/><text:tab/>Does not terminate <text:tab/><text:tab/><text:tab/>Optional&lt;T&gt; <text:tab/>Yes</text:p>
      <text:p text:style-name="P4">reduce() <text:tab/><text:tab/><text:tab/><text:tab/>Does not terminate <text:tab/><text:tab/><text:tab/>Varies <text:tab/><text:tab/>Yes</text:p>
      <text:p text:style-name="P4"/>
      <text:p text:style-name="P3">primitive streams:</text:p>
      <text:p text:style-name="P4">IntStream</text:p>
      <text:p text:style-name="P4">LongStream</text:p>
      <text:p text:style-name="P4">DoubleStream</text:p>
      <text:p text:style-name="P4"/>
      <text:p text:style-name="P4">Source Stream | To Create Stream | To Create DoubleStream | To Create IntStream | To Create LongStream</text:p>
      <text:p text:style-name="P4">Stream <text:tab/><text:tab/>map <text:tab/><text:tab/>mapToDouble <text:tab/><text:tab/>mapToInt <text:tab/><text:tab/>mapToLong</text:p>
      <text:p text:style-name="P4">DoubleStream <text:tab/>mapToObj <text:tab/>map <text:tab/><text:tab/><text:tab/><text:tab/>mapToInt <text:tab/><text:tab/>mapToLong</text:p>
      <text:p text:style-name="P4">IntStream <text:tab/><text:tab/>mapToObj <text:tab/>mapToDouble <text:tab/><text:tab/>map <text:tab/><text:tab/><text:tab/>mapToLong</text:p>
      <text:p text:style-name="P4">LongStream <text:tab/><text:tab/>mapToObj <text:tab/>mapToDouble <text:tab/><text:tab/>mapToInt <text:tab/><text:tab/>map</text:p>
      <text:p text:style-name="P4"/>
      <text:p text:style-name="P4">Source Stream<text:tab/> | To Stream <text:tab/><text:tab/>To DoubleStream <text:tab/> | To IntStream <text:tab/><text:tab/>To LongStream </text:p>
      <text:p text:style-name="P4">Stream <text:s text:c="2"/><text:tab/> | Function <text:tab/><text:tab/>ToDoubleFunction <text:tab/> | ToIntFunction <text:tab/><text:tab/>ToLongFunction</text:p>
      <text:p text:style-name="P4">DoubleStream<text:tab/> | DoubleFunction<text:tab/>DoubleUnaryOperator | DoubleToIntFunction <text:s/>| DoubleToLongFunction</text:p>
      <text:p text:style-name="P4">IntStream <text:s text:c="2"/><text:tab/> | IntFunction <text:tab/><text:tab/>IntToDoubleFunction<text:tab/> | IntUnaryOperator<text:tab/><text:tab/>IntToLongFunction</text:p>
      <text:p text:style-name="P4">LongStream <text:s text:c="2"/><text:tab/> | LongFunction <text:tab/>LongToDoubleFunction | LongToIntFunction <text:tab/>LongUnaryOperator</text:p>
      <text:p text:style-name="P4"/>
      <text:p text:style-name="P4">from Stream also flatMapToInt(), flatMapToDouble(), flatMapToLong()</text:p>
      <text:p text:style-name="P4"/>
      <text:p text:style-name="P4"/>
      <text:p text:style-name="P4">Functional Interfaces <text:tab/><text:tab/><text:tab/># Parameters <text:tab/><text:tab/><text:tab/>Return Type <text:tab/>Single Abstract Method</text:p>
      <text:p text:style-name="P4">DoubleSupplier<text:tab/><text:tab/><text:tab/>0<text:tab/><text:tab/><text:tab/><text:tab/>double<text:tab/><text:tab/>getAsDouble</text:p>
      <text:p text:style-name="P4">IntSupplier<text:tab/><text:tab/><text:tab/><text:tab/>0<text:tab/><text:tab/><text:tab/><text:tab/>int<text:tab/><text:tab/>getAsInt</text:p>
      <text:p text:style-name="P4">LongSupplier<text:tab/><text:tab/><text:tab/><text:tab/>0<text:tab/><text:tab/><text:tab/><text:tab/>long<text:tab/><text:tab/>getAsLong</text:p>
      <text:p text:style-name="P4">DoubleConsumer<text:tab/><text:tab/><text:tab/>1 (double)<text:tab/><text:tab/><text:tab/>void<text:tab/><text:tab/>accept</text:p>
      <text:p text:style-name="P4">IntConsumer<text:tab/><text:tab/><text:tab/><text:tab/>1 (int)<text:tab/><text:tab/><text:tab/><text:tab/>void<text:tab/><text:tab/>accept</text:p>
      <text:p text:style-name="P4">LongConsumer<text:tab/><text:tab/><text:tab/>1 (long)<text:tab/><text:tab/><text:tab/>void<text:tab/><text:tab/>accept</text:p>
      <text:p text:style-name="P4">DoublePredicate<text:tab/><text:tab/><text:tab/>1 (double)<text:tab/><text:tab/><text:tab/>boolean<text:tab/>test</text:p>
      <text:p text:style-name="P4">IntPredicate<text:tab/><text:tab/><text:tab/><text:tab/>1 (int)<text:tab/><text:tab/><text:tab/><text:tab/>boolean<text:tab/>test</text:p>
      <text:p text:style-name="P4">LongPredicate<text:tab/><text:tab/><text:tab/><text:tab/>1 (long)<text:tab/><text:tab/><text:tab/>boolean<text:tab/>test</text:p>
      <text:p text:style-name="P4">DoubleFunction&lt;R&gt;<text:tab/><text:tab/><text:tab/>1 (double)<text:tab/><text:tab/><text:tab/>R<text:tab/><text:tab/>apply</text:p>
      <text:p text:style-name="P4">IntFunction&lt;R&gt;<text:tab/><text:tab/><text:tab/>1 (int)<text:tab/><text:tab/><text:tab/><text:tab/>R<text:tab/><text:tab/>apply</text:p>
      <text:p text:style-name="P4">LongFunction&lt;R&gt;<text:tab/><text:tab/><text:tab/>1 (long)<text:tab/><text:tab/><text:tab/>R<text:tab/><text:tab/>apply</text:p>
      <text:p text:style-name="P4">DoubleUnaryOperator<text:tab/><text:tab/>1 (double)<text:tab/><text:tab/><text:tab/>double<text:tab/><text:tab/>applyAsDouble</text:p>
      <text:p text:style-name="P4">IntUnaryOperator<text:tab/><text:tab/><text:tab/>1 (int)<text:tab/><text:tab/><text:tab/><text:tab/>int<text:tab/><text:tab/>applyAsInt</text:p>
      <text:p text:style-name="P4">LongUnaryOperator<text:tab/><text:tab/><text:tab/>1 (long)<text:tab/><text:tab/><text:tab/>long<text:tab/><text:tab/>applyAsLong</text:p>
      <text:p text:style-name="P4">DoubleBinaryOperator<text:tab/><text:tab/>2 (double, double)<text:tab/><text:tab/>double<text:tab/><text:tab/>applyAsDouble</text:p>
      <text:p text:style-name="P4">IntBinaryOperator<text:tab/><text:tab/><text:tab/>2 (int, int)<text:tab/><text:tab/><text:tab/>int<text:tab/><text:tab/>applyAsInt</text:p>
      <text:p text:style-name="P4">LongBinaryOperator<text:tab/><text:tab/><text:tab/>2 (long, long)<text:tab/><text:tab/><text:tab/>long<text:tab/><text:tab/>applyAsLong</text:p>
      <text:p text:style-name="P4">ToDoubleFunction&lt;T&gt;<text:tab/><text:tab/>1 (T) <text:tab/><text:tab/><text:tab/><text:tab/>double<text:tab/><text:tab/>applyAsDouble</text:p>
      <text:p text:style-name="P4">ToIntFunction&lt;T&gt;<text:tab/><text:tab/><text:tab/>1 (T) <text:tab/><text:tab/><text:tab/><text:tab/>int<text:tab/><text:tab/>applyAsInt</text:p>
      <text:p text:style-name="P4">ToLongFunction&lt;T&gt;<text:tab/><text:tab/><text:tab/>1 (T) <text:tab/><text:tab/><text:tab/><text:tab/>long<text:tab/><text:tab/>applyAsLong</text:p>
      <text:p text:style-name="P4">ToDoubleBiFunction&lt;T, U&gt;<text:tab/><text:tab/>2 (T, U)<text:tab/><text:tab/><text:tab/>double<text:tab/><text:tab/>applyAsDouble</text:p>
      <text:p text:style-name="P4"><text:soft-page-break/>ToIntBiFunction&lt;T, U&gt;<text:tab/><text:tab/>2 (T, U)<text:tab/><text:tab/><text:tab/>int<text:tab/><text:tab/>applyAsInt</text:p>
      <text:p text:style-name="P4">ToLongBiFunction&lt;T, U&gt;<text:tab/><text:tab/>2 (T, U)<text:tab/><text:tab/><text:tab/>long<text:tab/><text:tab/>applyAsLong</text:p>
      <text:p text:style-name="P4">DoubleToIntFunction<text:tab/><text:tab/><text:tab/>1 (double)<text:tab/><text:tab/><text:tab/>int<text:tab/><text:tab/>applyAsInt</text:p>
      <text:p text:style-name="P4">DoubleToLongFunction<text:tab/><text:tab/>1 (double)<text:tab/><text:tab/><text:tab/>long<text:tab/><text:tab/>applyAsLong</text:p>
      <text:p text:style-name="P4">IntToDoubleFunction<text:tab/><text:tab/><text:tab/>1 (int)<text:tab/><text:tab/><text:tab/><text:tab/>double<text:tab/><text:tab/>applyAsDouble</text:p>
      <text:p text:style-name="P4">IntToLongFunction<text:tab/><text:tab/><text:tab/>1 (int)<text:tab/><text:tab/><text:tab/><text:tab/>long<text:tab/><text:tab/>applyAsLong</text:p>
      <text:p text:style-name="P4">LongToDoubleFunction<text:tab/><text:tab/>1 (long)<text:tab/><text:tab/><text:tab/>double<text:tab/><text:tab/>applyAsDouble</text:p>
      <text:p text:style-name="P4">LongToIntFunction<text:tab/><text:tab/><text:tab/>1 (long)<text:tab/><text:tab/><text:tab/>int<text:tab/><text:tab/>applyAsInt</text:p>
      <text:p text:style-name="P4">ObjDoubleConsumer&lt;T&gt;<text:tab/><text:tab/>2 (T, double)<text:tab/><text:tab/><text:tab/>void<text:tab/><text:tab/>accept</text:p>
      <text:p text:style-name="P4">ObjIntConsumer&lt;T&gt;<text:tab/><text:tab/><text:tab/>2 (T, int)<text:tab/><text:tab/><text:tab/>void<text:tab/><text:tab/>accept</text:p>
      <text:p text:style-name="P4">ObjLongConsumer&lt;T&gt;<text:tab/><text:tab/>2 (T, long)<text:tab/><text:tab/><text:tab/>void<text:tab/><text:tab/>accept</text:p>
      <text:p text:style-name="P4"/>
      <text:p text:style-name="P3">Collectors</text:p>
      <text:p text:style-name="P5">Collector <text:tab/><text:tab/><text:tab/><text:tab/><text:tab/>Description<text:tab/><text:tab/><text:tab/><text:tab/>Return Value When Passed to collect</text:p>
      <text:p text:style-name="P5">averagingDouble(ToDoubleFunction f)<text:tab/><text:tab/>Calculates the average<text:tab/><text:tab/><text:tab/>Double</text:p>
      <text:p text:style-name="P5">averagingInt(ToIntFunction f)<text:tab/><text:tab/><text:tab/>Calculates the average<text:tab/><text:tab/><text:tab/>Double</text:p>
      <text:p text:style-name="P5">averagingLong(ToLongFunction f)<text:tab/><text:tab/><text:tab/>Calculates the average<text:tab/><text:tab/><text:tab/>Double</text:p>
      <text:p text:style-name="P5">counting() <text:tab/><text:tab/><text:tab/><text:tab/><text:tab/>Counts number of elements<text:tab/><text:tab/>Long</text:p>
      <text:p text:style-name="P5">groupingBy(Function f)<text:tab/><text:tab/><text:tab/><text:tab/>Creates a map by grouping<text:tab/><text:tab/>Map&lt;K, List&lt;T&gt;&gt;</text:p>
      <text:p text:style-name="P5">groupingBy(Function f, Collector dc)<text:tab/><text:tab/>Creates a map by grouping<text:tab/><text:tab/>Map&lt;K, List&lt;T&gt;&gt;</text:p>
      <text:p text:style-name="P5">groupingBy(Function f, Supplier s, Collector dc)<text:tab/>Creates a map by grouping <text:tab/><text:tab/>Map&lt;K, List&lt;T&gt;&gt;</text:p>
      <text:p text:style-name="P5">joining()<text:tab/><text:tab/><text:tab/><text:tab/><text:tab/><text:tab/>Creates a single String<text:tab/><text:tab/><text:tab/>String</text:p>
      <text:p text:style-name="P5">joining(CharSequence cs)<text:tab/><text:tab/><text:tab/><text:tab/>Creates a single String with a delimiter <text:tab/>String</text:p>
      <text:p text:style-name="P5">maxBy(Comparator c)<text:tab/><text:tab/><text:tab/><text:tab/>Finds the largest element<text:tab/><text:tab/><text:tab/>Optional&lt;T&gt;</text:p>
      <text:p text:style-name="P5">minBy(Comparator c)<text:tab/><text:tab/><text:tab/><text:tab/>Finds the smallest element<text:tab/><text:tab/>Optional&lt;T&gt;</text:p>
      <text:p text:style-name="P5">mapping(Function f, Collector dc)<text:tab/><text:tab/><text:tab/>Adds another level of collectors<text:tab/><text:tab/>Collector</text:p>
      <text:p text:style-name="P5">partitioningBy(Predicate p)<text:tab/><text:tab/><text:tab/>Creates a map grouping by predicate<text:tab/>Map&lt;Boolean, List&lt;T&gt;&gt;</text:p>
      <text:p text:style-name="P5">partitioningBy(Predicate p, Collector dc)<text:tab/><text:tab/>Creates a map grouping by predicate <text:tab/>Map&lt;Boolean, List&lt;T&gt;&gt;</text:p>
      <text:p text:style-name="P5">summarizingDouble(ToDoubleFunction f)<text:tab/><text:tab/>Calculates average, min, max, and so on<text:tab/>DoubleSummaryStatistics</text:p>
      <text:p text:style-name="P5">summarizingInt(ToIntFunction f)<text:tab/><text:tab/><text:tab/>Calculates average, min, max, and so on<text:tab/>IntSummaryStatistics </text:p>
      <text:p text:style-name="P5">summarizingLong(ToLongFunction f)<text:tab/><text:tab/>Calculates average, min, max, and so on<text:tab/>LongSummaryStatistics</text:p>
      <text:p text:style-name="P5">summingDouble(ToDoubleFunction f)<text:tab/><text:tab/>Calculates the sum<text:tab/><text:tab/><text:tab/>Double</text:p>
      <text:p text:style-name="P5">summingInt(ToIntFunction f)<text:tab/><text:tab/><text:tab/>Calculates the sum<text:tab/><text:tab/><text:tab/>Integer</text:p>
      <text:p text:style-name="P5">summingLong(ToLongFunction f)<text:tab/><text:tab/><text:tab/>Calculates the sum<text:tab/><text:tab/><text:tab/>Long</text:p>
      <text:p text:style-name="P5">toList()<text:tab/><text:tab/><text:tab/><text:tab/><text:tab/><text:tab/>Creates an arbitrary type of list<text:tab/><text:tab/>List</text:p>
      <text:p text:style-name="P5">toSet()<text:tab/><text:tab/><text:tab/><text:tab/><text:tab/><text:tab/>Creates an arbitrary type of set<text:tab/><text:tab/>Set</text:p>
      <text:p text:style-name="P5">toCollection(Supplier s) <text:tab/><text:tab/><text:tab/><text:tab/>Creates a Collection of the specified type<text:tab/>Collection</text:p>
      <text:p text:style-name="P5">toMap(Function k, Function v)<text:tab/><text:tab/><text:tab/>Creates a map<text:tab/><text:tab/><text:tab/><text:tab/>Map</text:p>
      <text:p text:style-name="P5">toMap(Function k, Function v, BinaryOperator m) <text:tab/>Creates a map with merge<text:tab/><text:tab/><text:tab/>Map</text:p>
      <text:p text:style-name="P5">toMap(Function k, Function v, BinaryOperator m, Supplier s) <text:tab/>Creates a map with merge and type <text:tab/>Map</text:p>
      <text:p text:style-name="P5"/>
      <text:p text:style-name="P1">Chapter 5</text:p>
      <text:p text:style-name="P4"/>
      <text:p text:style-name="P4">import java.time.*;</text:p>
      <text:p text:style-name="P4">LocalDate</text:p>
      <text:p text:style-name="P4">LocalTime</text:p>
      <text:p text:style-name="P4">LocalDateTime</text:p>
      <text:p text:style-name="P4">ZonedDateTime</text:p>
      <text:p text:style-name="P4"/>
      <text:p text:style-name="P4">System.out.println(ZonedDateTime.now()); // 2015–05–25T09:13:07.769–04:00[America/New_York]</text:p>
      <text:p text:style-name="P4"/>
      <text:p text:style-name="P4">zone: +02:00, GMT+2, and UTC+2 (all mean the same thing)</text:p>
      <text:p text:style-name="P4"/>
      <text:p text:style-name="P4">For months in the new date and time methods, Java counts starting from 1, just as we humans do.</text:p>
      <text:p text:style-name="P4"/>
      <text:p text:style-name="P4">public static LocalDateTime of(int year, int month, int dayOfMonth, int hour, int minute)</text:p>
      <text:p text:style-name="P4">public static LocalDateTime of(int year, int month, int dayOfMonth, int hour, int minute, int second)</text:p>
      <text:p text:style-name="P4">public static LocalDateTime of(int year, int month, int dayOfMonth, int hour, int minute, int second, int nanos)</text:p>
      <text:p text:style-name="P4">public static LocalDateTime of(int year, Month month, int dayOfMonth, int hour, int minute)</text:p>
      <text:p text:style-name="P4">public static LocalDateTime of(int year, Month month, int dayOfMonth, int hour, int minute, int second)</text:p>
      <text:p text:style-name="P4">public static LocalDateTime of(int year,Month month,int dayOfMonth,int hour,int minute,int second,int nanos)</text:p>
      <text:p text:style-name="P4"><text:soft-page-break/>public static LocalDateTime of(LocalDate date, LocalTime time)</text:p>
      <text:p text:style-name="P4"/>
      <text:p text:style-name="P4"><text:tab/><text:tab/><text:tab/><text:tab/>on LocalDate? <text:tab/>on LocalTime?<text:tab/>on LocalDateTime / ZonedDateTime</text:p>
      <text:p text:style-name="P4">plusYears/ minusYears <text:tab/><text:tab/>Yes <text:tab/><text:tab/>No <text:tab/><text:tab/><text:tab/>Yes</text:p>
      <text:p text:style-name="P4">plusMonths/ minusMonths <text:tab/><text:tab/>Yes <text:tab/><text:tab/>No <text:tab/><text:tab/><text:tab/>Yes</text:p>
      <text:p text:style-name="P4">plusWeeks/ minusWeeks <text:tab/><text:tab/>Yes <text:tab/><text:tab/>No <text:tab/><text:tab/><text:tab/>Yes</text:p>
      <text:p text:style-name="P4">plusDays/ minusDays <text:tab/><text:tab/>Yes <text:tab/><text:tab/>No <text:tab/><text:tab/><text:tab/>Yes</text:p>
      <text:p text:style-name="P4">plusHours/ minusHours <text:tab/><text:tab/>No <text:tab/><text:tab/>Yes <text:tab/><text:tab/><text:tab/>Yes</text:p>
      <text:p text:style-name="P4">plusMinutes/ minusMinutes <text:tab/><text:tab/>No <text:tab/><text:tab/>Yes <text:tab/><text:tab/><text:tab/>Yes</text:p>
      <text:p text:style-name="P4">plusSeconds/ minusSeconds <text:tab/><text:tab/>No <text:tab/><text:tab/>Yes <text:tab/><text:tab/><text:tab/>Yes</text:p>
      <text:p text:style-name="P4">plusNanos/ minusNanos <text:tab/><text:tab/>No <text:tab/><text:tab/>Yes <text:tab/><text:tab/><text:tab/>Yes</text:p>
      <text:p text:style-name="P4"/>
      <text:p text:style-name="P4">Period.ofYears(1) <text:tab/>// P1Y</text:p>
      <text:p text:style-name="P4">Period.ofMonths(2)<text:tab/>// P2M</text:p>
      <text:p text:style-name="P4">Period.ofWeeks(3) <text:tab/>// converts to days P21D</text:p>
      <text:p text:style-name="P4">Period.ofDays(3) <text:tab/>// P3D</text:p>
      <text:p text:style-name="P4">Period.of(1, 2, 3) <text:tab/>// years, months, days - P1Y2M3D</text:p>
      <text:p text:style-name="P4"/>
      <text:p text:style-name="P4">Duration.ofDays(1); <text:tab/><text:tab/>// PT24H</text:p>
      <text:p text:style-name="P4">Duration.ofHours(1); <text:tab/><text:tab/>// PT1H</text:p>
      <text:p text:style-name="P4">Duration.ofMinutes(1); <text:tab/>// PT1M</text:p>
      <text:p text:style-name="P4">Duration.ofSeconds(10); <text:tab/>// PT10S</text:p>
      <text:p text:style-name="P4">Duration.ofMillis(1); <text:tab/><text:tab/>// PT0.001S</text:p>
      <text:p text:style-name="P4">Duration.ofNanos(1); <text:tab/>// PT0.000000001S</text:p>
      <text:p text:style-name="P4">Duration.of(1, ChronoUnit.DAYS)</text:p>
      <text:p text:style-name="P4"/>
      <text:p text:style-name="P4">ChronoUnit.DAYS, ChronoUnit.HOURS, ChronoUnit.MINUTES, ChronoUnit.SECONDS, ChronoUnit.MILLIS, ChronoUnit.NANOS</text:p>
      <text:p text:style-name="P4"/>
      <text:p text:style-name="P4">ChronoUnit.MINUTES.between(LocalTime.of(5, 15), LocalTime.of(6, 30)) <text:tab/>// 75</text:p>
      <text:p text:style-name="P4"/>
      <text:p text:style-name="P4"><text:tab/><text:tab/><text:tab/>Can Use with Period? <text:tab/>Can Use with Duration?</text:p>
      <text:p text:style-name="P4">LocalDate <text:tab/><text:tab/>Yes <text:tab/><text:tab/><text:tab/><text:tab/>No</text:p>
      <text:p text:style-name="P4">LocalDateTime <text:tab/>Yes <text:tab/><text:tab/><text:tab/><text:tab/>Yes</text:p>
      <text:p text:style-name="P4">LocalTime <text:tab/><text:tab/>No <text:tab/><text:tab/><text:tab/><text:tab/>Yes</text:p>
      <text:p text:style-name="P4">ZonedDateTime <text:tab/>Yes <text:tab/><text:tab/><text:tab/><text:tab/>Yes</text:p>
      <text:p text:style-name="P4"/>
      <text:p text:style-name="P3">Strings</text:p>
      <text:p text:style-name="P4">Characteristic <text:tab/><text:tab/>String <text:tab/>StringBuilder <text:tab/>StringBuffer</text:p>
      <text:p text:style-name="P4">Immutable? <text:tab/><text:tab/>Yes <text:tab/>No <text:tab/><text:tab/>No</text:p>
      <text:p text:style-name="P4">Pooled? <text:tab/><text:tab/>Yes<text:tab/>No <text:tab/><text:tab/>No</text:p>
      <text:p text:style-name="P4">Thread-safe? <text:tab/><text:tab/>Yes <text:tab/>No <text:tab/><text:tab/>Yes</text:p>
      <text:p text:style-name="P4">Can change size? <text:tab/>No <text:tab/>Yes <text:tab/><text:tab/>Yes</text:p>
      <text:p text:style-name="P4"/>
      <text:p text:style-name="P3">Locale</text:p>
      <text:p text:style-name="P4">Locale locale = Locale.getDefault();</text:p>
      <text:p text:style-name="P4">System.out.println(locale); // <text:s/>en_US <text:s/>(language_country)</text:p>
      <text:p text:style-name="P4">language lowercase, country uppercase - only language is ok, only country is not ok</text:p>
      <text:p text:style-name="P4">new Locale("fr"));</text:p>
      <text:p text:style-name="P4">new Locale("hi", "IN")</text:p>
      <text:p text:style-name="P4">new Locale.Builder().setLanguage("en").setRegion("US").build(); </text:p>
      <text:p text:style-name="P4"/>
      <text:p text:style-name="P3">Resource Bundle</text:p>
      <text:p text:style-name="P4">property file</text:p>
      <text:p text:style-name="P4">key=value</text:p>
      <text:p text:style-name="P4">key:value</text:p>
      <text:p text:style-name="P4"><text:soft-page-break/>key value</text:p>
      <text:p text:style-name="P4">key=multi\</text:p>
      <text:p text:style-name="P4">line value</text:p>
      <text:p text:style-name="P4"># comment</text:p>
      <text:p text:style-name="P4">! comment</text:p>
      <text:p text:style-name="P4">ResourceBundle.getBundle("name");</text:p>
      <text:p text:style-name="P4">ResourceBundle.getBundle("name", locale);</text:p>
      <text:p text:style-name="P4"/>
      <text:p text:style-name="P4">Picking a resource bundle for French in France with default locale US English</text:p>
      <text:p text:style-name="P4">Step <text:tab/>Looks for File <text:tab/><text:tab/>Reason</text:p>
      <text:p text:style-name="P4">1 <text:tab/>Zoo_fr_FR.java <text:tab/><text:tab/>The requested locale</text:p>
      <text:p text:style-name="P4">2 <text:tab/>Zoo_fr_FR.properties <text:tab/>The requested locale</text:p>
      <text:p text:style-name="P4">3 <text:tab/>Zoo_fr.java <text:tab/><text:tab/><text:tab/>The language we requested with no country</text:p>
      <text:p text:style-name="P4">4 <text:tab/>Zoo_fr.properties <text:tab/><text:tab/>The language we requested with no country</text:p>
      <text:p text:style-name="P4">5 <text:tab/>Zoo_en_US.java <text:tab/><text:tab/>The default locale</text:p>
      <text:p text:style-name="P4">6 <text:tab/>Zoo_en_US.properties <text:tab/>The default locale</text:p>
      <text:p text:style-name="P4">7 <text:tab/>Zoo_en.java <text:tab/><text:tab/><text:tab/>The default language with no country</text:p>
      <text:p text:style-name="P4">8 <text:tab/>Zoo_en.properties <text:tab/><text:tab/>The default language with no country</text:p>
      <text:p text:style-name="P4">9 <text:tab/>Zoo.java <text:tab/><text:tab/><text:tab/>No locale at all—the default bundle</text:p>
      <text:p text:style-name="P4">10 <text:tab/>Zoo.properties <text:tab/><text:tab/>No locale at all—the default bundle</text:p>
      <text:p text:style-name="P4">11 <text:tab/>If still not found, throw MissingResourceException.</text:p>
      <text:p text:style-name="P4"/>
      <text:p text:style-name="P4">It can get them from any parent of the matching resource bundle:</text:p>
      <text:p text:style-name="P4">Matching Resource Bundle <text:tab/><text:tab/>Files Keys Can Come From</text:p>
      <text:p text:style-name="P4">Zoo_fr_FR.java <text:tab/><text:tab/><text:tab/>Zoo_fr_FR.java</text:p>
      <text:p text:style-name="P4"><text:tab/><text:tab/><text:tab/><text:tab/><text:tab/>Zoo_fr.java</text:p>
      <text:p text:style-name="P4"><text:tab/><text:tab/><text:tab/><text:tab/><text:tab/>Zoo.java</text:p>
      <text:p text:style-name="P4">Zoo_fr.properties <text:tab/><text:tab/><text:tab/>Zoo_fr.properties</text:p>
      <text:p text:style-name="P4"><text:tab/><text:tab/><text:tab/><text:tab/><text:tab/>Zoo.properties</text:p>
      <text:p text:style-name="P4"/>
      <text:p text:style-name="P3">NumberFormat <text:span text:style-name="T2">.format(value), .parse(string)</text:span></text:p>
      <text:p text:style-name="P4">Description <text:tab/><text:tab/><text:tab/><text:tab/>Using Default Localeand a Specified Locale</text:p>
      <text:p text:style-name="P4">A general purpose formatter <text:tab/><text:tab/>NumberFormat.getInstance()</text:p>
      <text:p text:style-name="P4"><text:tab/><text:tab/><text:tab/><text:tab/><text:tab/>NumberFormat.getInstance(locale)</text:p>
      <text:p text:style-name="P4">Same as getInstance <text:s text:c="2"/><text:tab/><text:tab/><text:tab/>NumberFormat.getNumberInstance()</text:p>
      <text:p text:style-name="P4"><text:tab/><text:tab/><text:tab/><text:tab/><text:tab/>NumberFormat.getNumberInstance(locale)</text:p>
      <text:p text:style-name="P4">For formatting monetary amounts <text:tab/>NumberFormat.getCurrencyInstance()</text:p>
      <text:p text:style-name="P4"><text:tab/><text:tab/><text:tab/><text:tab/><text:tab/>NumberFormat.getCurrencyInstance(locale)</text:p>
      <text:p text:style-name="P4">For formatting percentages <text:s/><text:tab/><text:tab/>NumberFormat.getPercentInstance()</text:p>
      <text:p text:style-name="P4"><text:tab/><text:tab/><text:tab/><text:tab/><text:tab/>NumberFormat.getPercentInstance(locale)</text:p>
      <text:p text:style-name="P4"/>
      <text:p text:style-name="P3">DateTime format</text:p>
      <text:p text:style-name="P4">DateTimeFormatter<text:tab/><text:tab/>Callingf.format <text:tab/>Callingf.format<text:tab/><text:tab/>Calling</text:p>
      <text:p text:style-name="P4">f = <text:tab/><text:tab/><text:tab/><text:tab/>(localDate)<text:tab/><text:tab/>(localDateTime) or <text:tab/><text:tab/>f.format </text:p>
      <text:p text:style-name="P4">DateTimeFormatter. <text:tab/><text:tab/><text:tab/><text:tab/><text:tab/>(zonedDateTime)<text:tab/><text:tab/>(localTime)</text:p>
      <text:p text:style-name="P4">(FormatStyle.SHORT);</text:p>
      <text:p text:style-name="P4"/>
      <text:p text:style-name="P4">ofLocalizedDate <text:tab/><text:tab/>shows whole object <text:tab/>shows just date part<text:tab/><text:tab/>runtime exception</text:p>
      <text:p text:style-name="P4">OfLocalizedDateTime <text:tab/>runtime exception<text:tab/>shows whole object<text:tab/><text:tab/>runtime exception</text:p>
      <text:p text:style-name="P4">ofLocalizedTime <text:tab/><text:tab/>runtime exception<text:tab/>shows just time part<text:tab/><text:tab/>shows whole object</text:p>
      <text:p text:style-name="P4"/>
      <text:p text:style-name="P3">custom format</text:p>
      <text:p text:style-name="P4">MMMM <text:s/>Mrepresents the month. The more Ms you have, the more verbose. M outputs 1, MM outputs 01, MMM outputs Jan, and MMMM outputs January.</text:p>
      <text:p text:style-name="P4">dd <text:s/>represents the day in the month. <text:s/>dd means to include the leading zero for a single-digit day.</text:p>
      <text:p text:style-name="P4">, <text:s/>Use ,if you want to output a comma (this also appears after the year).</text:p>
      <text:p text:style-name="P4"><text:soft-page-break/>yyyy <text:s/>represents the year. yy outputs a two-digit year and yyyyutputs a four-digit year.</text:p>
      <text:p text:style-name="P4">hh <text:s/>represents the hour. Use hh to include the leading zero.</text:p>
      <text:p text:style-name="P4">: <text:s/>Use :if you want to output a colon.</text:p>
      <text:p text:style-name="P4">mm <text:s/>represents the minute. mmi represents the minutes using two digits.</text:p>
      <text:p text:style-name="P4"/>
      <text:p text:style-name="P1">Chapter 6</text:p>
      <text:p text:style-name="P4"/>
      <text:p text:style-name="P4"><text:tab/><text:tab/><text:tab/>java.lang.Object </text:p>
      <text:p text:style-name="P4"><text:tab/><text:tab/><text:tab/>java.lang.Throwable</text:p>
      <text:p text:style-name="P4">java.lang.Exception <text:tab/><text:tab/><text:tab/><text:tab/>java.lang.Error</text:p>
      <text:p text:style-name="P4">java.lang.RuntimeException</text:p>
      <text:p text:style-name="P4"/>
      <text:p text:style-name="P4"/>
      <text:p text:style-name="P4"><text:tab/><text:tab/><text:tab/>Recommended for program to catch? <text:s/><text:tab/>Is program required to catch or declare?</text:p>
      <text:p text:style-name="P4">Runtime exception or its subclasses <text:tab/><text:tab/><text:tab/>Yes <text:tab/><text:tab/>No</text:p>
      <text:p text:style-name="P4">Checked exception - Exception </text:p>
      <text:p text:style-name="P4">or its subclasses but not </text:p>
      <text:p text:style-name="P4">RuntimeException or its subclasses <text:tab/><text:tab/><text:tab/>Yes <text:tab/><text:tab/>Yes</text:p>
      <text:p text:style-name="P4">Error or its subclasses <text:tab/><text:tab/><text:tab/><text:tab/>No <text:tab/><text:tab/>No</text:p>
      <text:p text:style-name="P4"/>
      <text:p text:style-name="P4">ArithmeticException <text:s/>- code attempts to divide by zero.</text:p>
      <text:p text:style-name="P4">ArrayIndexOutOfBoundsException <text:s/>- code uses an illegal index to access an array.</text:p>
      <text:p text:style-name="P4">ClassCastException <text:s/>- when an attempt is made to cast an object to a subclass of which it is not an instance.</text:p>
      <text:p text:style-name="P4">IllegalArgumentException <text:s/>- indicate that a method has been passed an illegal or inappropriate argument.</text:p>
      <text:p text:style-name="P4">NullPointerException <text:s/>- when there is a null reference where an object is required.</text:p>
      <text:p text:style-name="P4">NumberFormatException <text:s/>- when an attempt is made to convert a string to a numeric type, but the string doesn’t have an appropriate format.</text:p>
      <text:p text:style-name="P4"/>
      <text:p text:style-name="P4">checked exceptions:</text:p>
      <text:p text:style-name="P4">java.text.ParseException</text:p>
      <text:p text:style-name="P4">java.io.IOException</text:p>
      <text:p text:style-name="P4">java.io.FileNotFoundException</text:p>
      <text:p text:style-name="P4">java.io.NotSerializableException</text:p>
      <text:p text:style-name="P4">java.sql.SQLException</text:p>
      <text:p text:style-name="P4"/>
      <text:p text:style-name="P4">unchecked exceptions:</text:p>
      <text:p text:style-name="P4">java.lang.ArrayStoreException</text:p>
      <text:p text:style-name="P4">java.time.DateTimeException</text:p>
      <text:p text:style-name="P4">java.util.MissingResourceException</text:p>
      <text:p text:style-name="P4">java.lang.IllegalStateException</text:p>
      <text:p text:style-name="P4">java.lang.UnsupportedOperationException</text:p>
      <text:p text:style-name="P4"/>
      <text:p text:style-name="P4">multicatch:</text:p>
      <text:p text:style-name="P4">try {</text:p>
      <text:p text:style-name="P4"><text:s text:c="4"/>LocalDate date = LocalDate.parse(text);</text:p>
      <text:p text:style-name="P4">} catch (DateTimeParseException | IOException e) {</text:p>
      <text:p text:style-name="P4">}</text:p>
      <text:p text:style-name="P4"/>
      <text:p text:style-name="P4">try {</text:p>
      <text:p text:style-name="P4">throw new IOException();</text:p>
      <text:p text:style-name="P4">} catch (FileNotFoundException | IOException e) { } // DOES NOT COMPILE</text:p>
      <text:p text:style-name="P4"/>
      <text:p text:style-name="P4">try with resources (resource implements AutoCloseable): </text:p>
      <text:p text:style-name="P4">try (BufferedReader in = Files.newBufferedReader(path1);</text:p>
      <text:p text:style-name="P4"><text:s text:c="7"/>BufferedWriter out = Files.newBufferedWriter(path2)) {</text:p>
      <text:p text:style-name="P4"><text:s text:c="2"/>out.write(in.readLine());</text:p>
      <text:p text:style-name="P4"><text:soft-page-break/>}</text:p>
      <text:p text:style-name="P4"/>
      <text:p text:style-name="P3">Assert</text:p>
      <text:p text:style-name="P4">java –ea ClassName</text:p>
      <text:p text:style-name="P4">java -enableassertions ClassName</text:p>
      <text:p text:style-name="P4">java -ea:com.wiley.demos.TestColors my.programs.Main</text:p>
      <text:p text:style-name="P4">java -ea:com.wiley.demos... -da:com.wiley.demos.TestColors my.programs.Main</text:p>
      <text:p text:style-name="P4"/>
      <text:p text:style-name="P4">Internal Invariants, Class Invariants, Control Flow Invariants, Preconditions, Post Conditions </text:p>
      <text:p text:style-name="P4"/>
      <text:p text:style-name="P4">assert boolean_expression; </text:p>
      <text:p text:style-name="P4">assert boolean_expression: error_message;</text:p>
      <text:p text:style-name="P4"/>
      <text:p text:style-name="P1">Chapter 7</text:p>
      <text:p text:style-name="P4"/>
      <text:p text:style-name="P3">Threads</text:p>
      <text:p text:style-name="P4">Thread.MIN_PRIORITY <text:tab/>1</text:p>
      <text:p text:style-name="P4">Thread.NORM_PRIORITY <text:tab/>5</text:p>
      <text:p text:style-name="P4">Thread.MAX_PRIORITY <text:tab/>10</text:p>
      <text:p text:style-name="P4"/>
      <text:p text:style-name="P4">@FunctionalInterface </text:p>
      <text:p text:style-name="P4">public interface Runnable {</text:p>
      <text:p text:style-name="P4"><text:s text:c="4"/>void run();</text:p>
      <text:p text:style-name="P4">}</text:p>
      <text:p text:style-name="P4"/>
      <text:p text:style-name="P3">Thread Executors</text:p>
      <text:p text:style-name="P4">Active<text:tab/><text:tab/><text:tab/><text:tab/>shutdown()<text:tab/><text:tab/><text:tab/>all tasks finished</text:p>
      <text:p text:style-name="P4">- Accepts New Tasks<text:tab/><text:tab/>- Rejects New Tasks<text:tab/><text:tab/>- Rejects New Tasks</text:p>
      <text:p text:style-name="P4">- Executes Tasks<text:tab/><text:tab/>- Executes Tasks<text:tab/><text:tab/>- No Tasks Running</text:p>
      <text:p text:style-name="P4">-isShutdown() = false<text:tab/><text:tab/>- isShutdown() = true<text:tab/><text:tab/>-isShutdown() = true</text:p>
      <text:p text:style-name="P4">-isTerminated() = false<text:tab/>- isTerminated() = false<text:tab/>-isTerminated() = true</text:p>
      <text:p text:style-name="P4"/>
      <text:p text:style-name="P3">Executor methods</text:p>
      <text:p text:style-name="P4">void execute(Runnable command) <text:tab/><text:tab/>Executes a Runnabletask at some point in the future</text:p>
      <text:p text:style-name="P4">Future&lt;?&gt; submit(Runnable task) <text:tab/><text:tab/>Executes a Runnabletask at some point in the future and returns a <text:tab/><text:tab/><text:tab/><text:tab/><text:tab/><text:tab/><text:tab/>Future<text:tab/>representing the task</text:p>
      <text:p text:style-name="P4">&lt;T&gt; Future&lt;T&gt; submit(Callable&lt;T&gt; task) <text:tab/>Executes a Callabletask at some point in the future and returns a <text:tab/><text:tab/><text:tab/><text:tab/><text:tab/><text:tab/><text:tab/>Future representing the pending results of the task</text:p>
      <text:p text:style-name="P4">&lt;T&gt; List&lt;Future&lt;T&gt;&gt; invokeAll(<text:tab/><text:tab/>Executes the given tasks, synchronously returning the results of </text:p>
      <text:p text:style-name="P4">Collection&lt;? extends Callable&lt;T&gt;&gt; tasks) <text:tab/>all tasks as a Collectionof Future objects, in the same order</text:p>
      <text:p text:style-name="P4">throws InterruptedException<text:tab/><text:tab/><text:tab/>they were in the original collection (all <text:s/>finished)</text:p>
      <text:p text:style-name="P4">&lt;T&gt; T invokeAny(<text:tab/><text:tab/><text:tab/><text:tab/>Executes the given tasks, synchronously returning <text:s/>the result</text:p>
      <text:p text:style-name="P4">Collection&lt;? extends Callable&lt;T&gt;&gt; tasks) <text:tab/> of one of finished tasks, cancelling any unfinished tasks</text:p>
      <text:p text:style-name="P4">throws InterruptedException,</text:p>
      <text:p text:style-name="P4">ExecutionException</text:p>
      <text:p text:style-name="P4"/>
      <text:p text:style-name="P3">Future object</text:p>
      <text:p text:style-name="P4">boolean isDone() <text:tab/><text:tab/>Returns trueif the task was completed, threw an exception, or was cancelled.</text:p>
      <text:p text:style-name="P4">boolean isCancelled() <text:tab/>Returns trueif the task was cancelled before it completely normally.</text:p>
      <text:p text:style-name="P4">boolean cancel() <text:tab/><text:tab/>Attempts to cancel execution of the task.</text:p>
      <text:p text:style-name="P4">V get() <text:tab/><text:tab/><text:tab/>Retrieves the result of a task, waiting endlessly if it is not yet available.</text:p>
      <text:p text:style-name="P4">V get(long timeout, TimeUnit unit) Retrieves the result of a task, waiting the specified amount of time. If the <text:tab/>result is not ready by the time the timeout is reached, a checked TimeoutException will be thrown.</text:p>
      <text:p text:style-name="P4"/>
      <text:p text:style-name="P3">Scheduling Tasks</text:p>
      <text:p text:style-name="P5">schedule(Callable&lt;V&gt; callable, long delay, TimeUnit unit)<text:tab/>Creates and executes a Callabletask after the given delay </text:p>
      <text:p text:style-name="P5"><text:soft-page-break/>schedule(Runnable command, long delay, TimeUnit unit) <text:tab/>Creates and executes a Runnabletask after the given delay</text:p>
      <text:p text:style-name="P5">scheduleAtFixedRate(Runnable command, long initialDelay, long period, TimeUnit unit)</text:p>
      <text:p text:style-name="P5"><text:tab/>Creates and executes a Runnabletask after the given initial delay, creating a new task every period value that passes.</text:p>
      <text:p text:style-name="P5">scheduleAtFixedDelay(Runnable command, long initialDelay, long delay, TimeUnit unit)</text:p>
      <text:p text:style-name="P5"><text:tab/>Creates and executes a Runnabletask after the given initial delay and subsequently with the given delay between the termination of one execution and the commencement of the next</text:p>
      <text:p text:style-name="P4"/>
      <text:p text:style-name="P3">Thread pools</text:p>
      <text:p text:style-name="P4">newSingleThreadExecutor() <text:tab/><text:tab/><text:tab/>ExecutorService <text:tab/><text:tab/></text:p>
      <text:p text:style-name="P4">newSingleThreadScheduledExecutor()<text:tab/>Scheduled ExecutorService<text:tab/></text:p>
      <text:p text:style-name="P4">newCachedThreadPool() <text:tab/><text:tab/><text:tab/>ExecutorService <text:tab/><text:tab/>reuse previously constructed threads</text:p>
      <text:p text:style-name="P4">newFixedThreadPool(int nThreads)<text:tab/><text:tab/>ExecutorService <text:tab/><text:tab/>reuses a fixed number of threads</text:p>
      <text:p text:style-name="P4">newScheduledThreadPool(int nThreads)<text:tab/>Scheduled ExecutorService<text:tab/></text:p>
      <text:p text:style-name="P4"/>
      <text:p text:style-name="P3">Atomic Classes</text:p>
      <text:p text:style-name="P4">AtomicBoolean <text:tab/> <text:s text:c="2"/>A booleanvalue that may be updated atomically</text:p>
      <text:p text:style-name="P4">AtomicInteger <text:tab/> <text:s text:c="2"/>An intvalue that may be updated atomically</text:p>
      <text:p text:style-name="P4">AtomicIntegerArray <text:tab/> <text:s text:c="2"/>An intarray in which elements may be updated atomically</text:p>
      <text:p text:style-name="P4">AtomicLong <text:tab/><text:tab/> <text:s text:c="2"/>A longvalue that may be updated atomically</text:p>
      <text:p text:style-name="P4">AtomicLongArray <text:tab/> <text:s text:c="2"/>A longarray in which elements may be updated atomically</text:p>
      <text:p text:style-name="P4">AtomicReference <text:tab/> <text:s text:c="2"/>A generic object reference that may be updated atomically</text:p>
      <text:p text:style-name="P4">AtomicReferenceArray An array of generic object references in which elements may be updated atomically</text:p>
      <text:p text:style-name="P4"/>
      <text:p text:style-name="P4">get() <text:tab/><text:tab/><text:tab/>Retrieve the current value</text:p>
      <text:p text:style-name="P4">set() <text:tab/><text:tab/><text:tab/>Set the given value, equivalent to the assignment =operator</text:p>
      <text:p text:style-name="P4">getAndSet() <text:tab/><text:tab/>Atomically sets the new value and returns the old value</text:p>
      <text:p text:style-name="P4">incrementAndGet() <text:tab/>For numeric classes, atomic pre-increment operation equivalent to ++value</text:p>
      <text:p text:style-name="P4">getAndIncrement() <text:tab/>For numeric classes, atomic post-increment operation equivalent to value++</text:p>
      <text:p text:style-name="P4">decrementAndGet() <text:tab/>For numeric classes, atomic pre-decrement operation equivalent to --value</text:p>
      <text:p text:style-name="P4">getAndDecrement() <text:tab/>For numeric classes, atomic post-decrement operation equivalent to value--</text:p>
      <text:p text:style-name="P4"/>
      <text:p text:style-name="P3">Synchronized block</text:p>
      <text:p text:style-name="P4">synchronized(object) { // locking object, often "this" is used</text:p>
      <text:p text:style-name="P4"><text:s text:c="2"/>// Work to be completed by one thread at a time </text:p>
      <text:p text:style-name="P4">} </text:p>
      <text:p text:style-name="P4"/>
      <text:p text:style-name="P4">private void incrementAndReport() { </text:p>
      <text:p text:style-name="P4"><text:s text:c="2"/>synchronized(this) { </text:p>
      <text:p text:style-name="P4"><text:s text:c="4"/>System.out.print((++sheepCount)+" "); </text:p>
      <text:p text:style-name="P4"><text:s text:c="2"/>} </text:p>
      <text:p text:style-name="P4">} </text:p>
      <text:p text:style-name="P4">is equal to</text:p>
      <text:p text:style-name="P4">private synchronized void incrementAndReport() { </text:p>
      <text:p text:style-name="P4"><text:s text:c="2"/>System.out.print((++sheepCount)+" "); </text:p>
      <text:p text:style-name="P4">}</text:p>
      <text:p text:style-name="P4"/>
      <text:p text:style-name="P3">Concurrent collections</text:p>
      <text:p text:style-name="P4">Class Name <text:tab/><text:tab/><text:tab/>Interface <text:tab/><text:tab/><text:tab/><text:tab/><text:tab/>Ordered<text:tab/>Sorted<text:tab/>Blocking</text:p>
      <text:p text:style-name="P4">ConcurrentHashMap <text:tab/><text:tab/>ConcurrentMap <text:tab/><text:tab/><text:tab/><text:tab/>No<text:tab/><text:tab/>No<text:tab/>No</text:p>
      <text:p text:style-name="P4">ConcurrentLinkedDeque <text:tab/>Deque <text:tab/><text:tab/><text:tab/><text:tab/><text:tab/><text:tab/>Yes<text:tab/><text:tab/>No<text:tab/>No</text:p>
      <text:p text:style-name="P4">ConcurrentLinkedQueue <text:tab/>Queue <text:tab/><text:tab/><text:tab/><text:tab/><text:tab/><text:tab/>Yes<text:tab/><text:tab/>No<text:tab/>No</text:p>
      <text:p text:style-name="P4">ConcurrentSkipListMap <text:tab/>ConcurrentMap,SortedMap,NavigableMap<text:tab/>Yes <text:tab/><text:tab/>Yes <text:tab/>No</text:p>
      <text:p text:style-name="P4">ConcurrentSkipListSet <text:tab/>SortedSet, NavigableSet <text:tab/><text:tab/><text:tab/>Yes <text:tab/><text:tab/>Yes <text:tab/>No</text:p>
      <text:p text:style-name="P4">CopyOnWriteArrayList <text:tab/>List <text:tab/><text:tab/><text:tab/><text:tab/><text:tab/><text:tab/>Yes <text:tab/><text:tab/>No <text:tab/>No</text:p>
      <text:p text:style-name="P4">CopyOnWriteArraySet <text:tab/>Set <text:tab/><text:tab/><text:tab/><text:tab/><text:tab/><text:tab/>No <text:tab/><text:tab/>No <text:tab/>No</text:p>
      <text:p text:style-name="P4">LinkedBlockingDeque <text:tab/>BlockingQueue, BlockingDeque<text:tab/><text:tab/>Yes <text:tab/><text:tab/>No <text:tab/>Yes</text:p>
      <text:p text:style-name="P4">LinkedBlockingQueue <text:tab/>BlockingQueue <text:tab/><text:tab/><text:tab/><text:tab/>Yes <text:tab/><text:tab/>No <text:tab/>Yes</text:p>
      <text:p text:style-name="P3"><text:soft-page-break/>Collection synchronized wrapper methods <text:span text:style-name="T3">(only iterator need synchronized, throw excep. when modified when iterating)</text:span></text:p>
      <text:p text:style-name="P4">synchronizedCollection(Collection&lt;T&gt; c)</text:p>
      <text:p text:style-name="P4">synchronizedList(List&lt;T&gt; list)</text:p>
      <text:p text:style-name="P4">synchronizedMap(Map&lt;K,V&gt; m)</text:p>
      <text:p text:style-name="P4">synchronizedNavigableMap(NavigableMap&lt;K,V&gt; m)</text:p>
      <text:p text:style-name="P4">synchronizedNavigableSet(NavigableSet&lt;T&gt; s)</text:p>
      <text:p text:style-name="P4">synchronizedSet(Set&lt;T&gt; s)</text:p>
      <text:p text:style-name="P4">synchronizedSortedMap(SortedMap&lt;K,V&gt; m)</text:p>
      <text:p text:style-name="P4">synchronizedSortedSet(SortedSet&lt;T&gt; s)</text:p>
      <text:p text:style-name="P4"/>
      <text:p text:style-name="P4">i.e. List&lt;Integer&gt; list = Collections.synchronizedList( new ArrayList&lt;&gt;(Arrays.asList(4,3,52)));</text:p>
      <text:p text:style-name="P4"/>
      <text:p text:style-name="P3">Parallel Streams</text:p>
      <text:p text:style-name="P4">from stream: stream.parallel();</text:p>
      <text:p text:style-name="P4">from collection: list.parallelStream();</text:p>
      <text:p text:style-name="P4"/>
      <text:p text:style-name="P3">Applying the Fork/Join Framework</text:p>
      <text:p text:style-name="P4">1. <text:s/>Create a ForkJoinTask.</text:p>
      <text:p text:style-name="P4">2. <text:s/>Create the ForkJoinPool.</text:p>
      <text:p text:style-name="P4">3. <text:s/>Start the ForkJoinTask.</text:p>
      <text:p text:style-name="P4"/>
      <text:p text:style-name="P4">Abstract Class RecursiveAction</text:p>
      <text:p text:style-name="P4">protect void compute()</text:p>
      <text:p text:style-name="P4"/>
      <text:p text:style-name="P4">Abstract Class RecursiveTask&lt;T&gt;</text:p>
      <text:p text:style-name="P4">protected T compute()</text:p>
      <text:p text:style-name="P4"/>
      <text:p text:style-name="P3">Threading Problems</text:p>
      <text:p text:style-name="P4">Deadlock - when two or more threads are blocked forever</text:p>
      <text:p text:style-name="P4">Starvation - when a single thread is perpetually denied access to a shared resource</text:p>
      <text:p text:style-name="P4">Livelock - form of starvation where two or more threads are active but conceptually blocked forever</text:p>
      <text:p text:style-name="P4">Race conditions - when two threads execute at the same time, resulting in an unexpected outcome</text:p>
      <text:p text:style-name="P4"/>
      <text:p text:style-name="P1">Chapter 8</text:p>
      <text:p text:style-name="P4"/>
      <text:p text:style-name="P3">IO</text:p>
      <text:p text:style-name="P4">java.io.File.separator</text:p>
      <text:p text:style-name="P4">System.getProperty("file.separator")</text:p>
      <text:p text:style-name="P4">System.getProperty("line.separator");</text:p>
      <text:p text:style-name="P4"/>
      <text:p text:style-name="P4">absolute and relative paths</text:p>
      <text:p text:style-name="P4">File parent = new File("/home/smith"); // slash at beginning is absolute path</text:p>
      <text:p text:style-name="P4">File child = new File(parent,"data/zoo.txt");</text:p>
      <text:p text:style-name="P4"/>
      <text:p text:style-name="P3">Commonly used java.io.Filemethods</text:p>
      <text:p text:style-name="P4">exists() <text:tab/><text:tab/>Returns trueif the file or directory exists.</text:p>
      <text:p text:style-name="P4">getName() <text:tab/><text:tab/>Returns the name of the file or directory denoted by this path.</text:p>
      <text:p text:style-name="P4">getAbsolutePath() <text:tab/>Returns the absolute pathname string of this path.</text:p>
      <text:p text:style-name="P4">isDirectory() <text:tab/><text:tab/>Returns trueif the file denoted by this path is a directory.</text:p>
      <text:p text:style-name="P4">isFile() <text:tab/><text:tab/>Returns trueif the file denoted by this path is a file.</text:p>
      <text:p text:style-name="P4">length() <text:tab/><text:tab/>Returns the number of bytes in the file.</text:p>
      <text:p text:style-name="P4">lastModified() <text:tab/>Returns the number of milliseconds since the epoch when the file was last modified.</text:p>
      <text:p text:style-name="P4">delete() <text:tab/><text:tab/>Deletes the file or directory. Directory must be empty in order to be deleted.</text:p>
      <text:p text:style-name="P4">renameTo(File) <text:tab/>Renames the file denoted by this path.</text:p>
      <text:p text:style-name="P4">mkdir() <text:tab/><text:tab/>Creates the directory named by this path.</text:p>
      <text:p text:style-name="P4">mkdirs() <text:tab/><text:tab/>Creates the directory named by this path including any nonexistent parent directories.</text:p>
      <text:p text:style-name="P4"><text:soft-page-break/>getParent() <text:tab/><text:tab/>Returns the abstract pathname or null.</text:p>
      <text:p text:style-name="P4">listFiles() <text:tab/><text:tab/>Returns a File[]array denoting the files in the directory.</text:p>
      <text:p text:style-name="P4"/>
      <text:p text:style-name="P3">Review of java.io Class Properties</text:p>
      <text:p text:style-name="P5">- A class with the word InputStreamor OutputStreamin its name is used for reading or writing binary data, respectively.</text:p>
      <text:p text:style-name="P5">- A class with the word Readeror Writerin its name is used for reading or writing character or string data, respectively.</text:p>
      <text:p text:style-name="P5">- Most, but not all, input classes have a corresponding output class.</text:p>
      <text:p text:style-name="P5">- A low-level stream connects directly with the source of the data.</text:p>
      <text:p text:style-name="P5">- A high-level stream is built on top of another stream using wrapping.</text:p>
      <text:p text:style-name="P5">- A class with Buffered in its name reads or writes data in groups of bytes or characters and often improves performance.</text:p>
      <text:p text:style-name="P4"/>
      <text:p text:style-name="P4">Class Name <text:tab/> <text:s text:c="4"/>Low/High <text:tab/>Level Description</text:p>
      <text:p text:style-name="P4">InputStream <text:tab/><text:tab/>N/A <text:tab/>The abstract class all InputStream classes inherit from</text:p>
      <text:p text:style-name="P4">OutputStream <text:tab/><text:tab/>N/A <text:tab/>The abstract class all OutputStream classes inherit from</text:p>
      <text:p text:style-name="P4">Reader <text:tab/><text:tab/>N/A <text:tab/>The abstract class all Reader<text:tab/>classes inherit from</text:p>
      <text:p text:style-name="P4">Writer <text:tab/><text:tab/><text:tab/>N/A <text:tab/>The abstract class all Writer classes inherit from</text:p>
      <text:p text:style-name="P4">FileInputStream <text:tab/>Low <text:tab/>Reads file data as bytes</text:p>
      <text:p text:style-name="P4">FileOutputStream <text:tab/>Low <text:tab/>Writes file data as bytes</text:p>
      <text:p text:style-name="P4">FileReader <text:tab/><text:tab/>Low <text:tab/>Reads file data as characters</text:p>
      <text:p text:style-name="P4">FileWriter <text:tab/><text:tab/>Low <text:tab/>Writes file data as characters</text:p>
      <text:p text:style-name="P4">BufferedReader <text:tab/>High <text:tab/>Reads character data from an existing Reader in a buffered manner</text:p>
      <text:p text:style-name="P4">BufferedWriter <text:tab/>High <text:tab/>Writes character data to an existing Writer in a buffered manner</text:p>
      <text:p text:style-name="P4">ObjectInputStream <text:tab/>High <text:tab/>Deserializes primitive Java data types and Java objects from an InputStream</text:p>
      <text:p text:style-name="P4">ObjectOutputStream <text:tab/>High <text:tab/>Serializes primitive Java data types and Java objects to an OutputStream</text:p>
      <text:p text:style-name="P4">InputStreamReader <text:tab/>High <text:tab/>Reads character data from an existing InputStream</text:p>
      <text:p text:style-name="P4">OutputStreamWriter <text:tab/>High <text:tab/>Writes character data to an existing OutputStream</text:p>
      <text:p text:style-name="P4">PrintStream <text:tab/><text:tab/>High <text:tab/>Writes formatted representations of Java objects to a binary stream</text:p>
      <text:p text:style-name="P4">PrintWriter <text:tab/><text:tab/>High <text:tab/>Writes formatted representations of Java objects to a text-based output stream</text:p>
      <text:p text:style-name="P4"/>
      <text:p text:style-name="P4">The InputStream and Reader classes include mark(int) and reset()methods to move the stream back to an earlier position. Call the markSupported().</text:p>
      <text:p text:style-name="P4"/>
      <text:p text:style-name="P4">The InputStreamand Readerclasses also include a skip(long)method.</text:p>
      <text:p text:style-name="P4"/>
      <text:p text:style-name="P3">SerializableInterface</text:p>
      <text:p text:style-name="P4">When you deserialize an object, the constructor of the serialized class is not called. In fact, Java calls the first no-arg constructor for the first nonserializable parent class, skipping the constructors of any serialized class in between. Furthermore, any staticvariables or transient variables or default initializations are ignored.</text:p>
      <text:p text:style-name="P4"/>
      <text:p text:style-name="P3">PrintStreamand PrintWriter</text:p>
      <text:p text:style-name="P4">print(), println(), format() and printf()</text:p>
      <text:p text:style-name="P4"/>
      <text:p text:style-name="P4"/>
      <text:p text:style-name="P4"><text:tab/><text:tab/><text:tab/><text:span text:style-name="T1">FileInputStream</text:span></text:p>
      <text:p text:style-name="P4">InputStream <text:tab/><text:tab/>FilterInputStream <text:tab/>BufferedInputStream</text:p>
      <text:p text:style-name="P4"><text:tab/><text:tab/><text:tab/>ObjectInputStream</text:p>
      <text:p text:style-name="P4"/>
      <text:p text:style-name="P4"><text:tab/><text:tab/><text:tab/>BufferedReader</text:p>
      <text:p text:style-name="P4">Reader<text:tab/><text:tab/><text:tab/>InputStreamReader<text:tab/><text:span text:style-name="T1">FileReader</text:span></text:p>
      <text:p text:style-name="P4"/>
      <text:p text:style-name="P4"><text:tab/><text:tab/><text:tab/><text:span text:style-name="T1">FileOutputStream</text:span></text:p>
      <text:p text:style-name="P4">OutputStream<text:tab/><text:tab/>FilterOutputStream<text:tab/>BufferedOutputStream, PrintStream</text:p>
      <text:p text:style-name="P4"><text:tab/><text:tab/><text:tab/>ObjectOutputStream</text:p>
      <text:p text:style-name="P4"/>
      <text:p text:style-name="P4"><text:tab/><text:tab/><text:tab/>BufferedWriter</text:p>
      <text:p text:style-name="P4">Writer<text:tab/><text:tab/><text:tab/>OutputStreamWriter<text:tab/><text:span text:style-name="T1">FileWriter</text:span></text:p>
      <text:p text:style-name="P4"><text:tab/><text:tab/><text:tab/>PrintWriter</text:p>
      <text:p text:style-name="P3"><text:soft-page-break/>Interacting with Users</text:p>
      <text:p text:style-name="P4">old way:</text:p>
      <text:p text:style-name="P4">BufferedReader reader = new BufferedReader( new InputStreamReader(System.in));</text:p>
      <text:p text:style-name="P4">String userInput = reader.readLine();</text:p>
      <text:p text:style-name="P4">new way:</text:p>
      <text:p text:style-name="P4">Console console = System.console();</text:p>
      <text:p text:style-name="P4">if(console != null) {</text:p>
      <text:p text:style-name="P4"><text:s text:c="2"/>String userInput = console.readLine();</text:p>
      <text:p text:style-name="P4">}</text:p>
      <text:p text:style-name="P4">----</text:p>
      <text:p text:style-name="P4">console.writer().println("Welcome to Our Zoo!");</text:p>
      <text:p text:style-name="P4">console.format("Our zoo has 391 animals and employs 25 people.");</text:p>
      <text:p text:style-name="P4">console.writer().println();</text:p>
      <text:p text:style-name="P4">console.printf("The zoo spans 128.91 acres.");</text:p>
      <text:p text:style-name="P4">console.flush();</text:p>
      <text:p text:style-name="P4">char[] password = console.readPassword("Enter your password: "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12T23:10:59.61</meta:creation-date>
    <meta:generator>OpenOffice/4.1.2$Win32 OpenOffice.org_project/412m3$Build-9782</meta:generator>
    <dc:date>2017-07-30T15:39:18.18</dc:date>
    <meta:editing-duration>P2DT15H26M39S</meta:editing-duration>
    <meta:editing-cycles>132</meta:editing-cycles>
    <meta:document-statistic meta:table-count="0" meta:image-count="0" meta:object-count="0" meta:page-count="14" meta:paragraph-count="621" meta:word-count="4093" meta:character-count="31529"/>
  </office:meta>
</office:document-meta>
</file>